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68af6" officeooo:paragraph-rsid="00668af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c6f4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c1f01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70afe6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75f1c5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5c1f01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668af6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7a195c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7a195c"/>
    </style:style>
    <style:style style:name="P13" style:family="paragraph" style:parent-style-name="Standard">
      <style:paragraph-properties fo:text-align="start" style:justify-single-word="false"/>
      <style:text-properties officeooo:paragraph-rsid="005c6f4c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afe6" officeooo:paragraph-rsid="0070afe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13b3" officeooo:paragraph-rsid="007013b3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8ff1" officeooo:paragraph-rsid="00658ff1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8ff1" officeooo:paragraph-rsid="0070afe6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981cb" officeooo:paragraph-rsid="006981cb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8d776" officeooo:paragraph-rsid="0078d776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3f9f" officeooo:paragraph-rsid="005f3f9f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8af6" officeooo:paragraph-rsid="00668af6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8af6" officeooo:paragraph-rsid="00668af6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1f01" officeooo:paragraph-rsid="005c1f01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6f4c" officeooo:paragraph-rsid="0073f712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5c6f4c" officeooo:paragraph-rsid="005c6f4c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681a7f" officeooo:paragraph-rsid="00681a7f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db3f" officeooo:paragraph-rsid="00762d0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6">
      <style:text-properties style:text-line-through-style="none" style:text-line-through-type="none" style:font-name="DejaVu Sans Condensed" fo:font-size="12pt" fo:font-weight="bold" officeooo:rsid="006bb18b" officeooo:paragraph-rsid="006bb18b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5c1f01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6ebbdc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6329e9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0afe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31be0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90e9e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bb18b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75f1c5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762d0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7b43bc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7d06d2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7d70e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7e4ba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5c1f01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62c2e9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668af6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681a7f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68ccfa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69bf85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6329e9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70afe6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6ebbdc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75f1c5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762d07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7a195c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7d70ed" style:font-size-asian="12pt" style:font-weight-asian="normal" style:font-size-complex="12pt" style:font-weight-complex="normal"/>
    </style:style>
    <style:style style:name="T31" style:family="text">
      <style:text-properties officeooo:rsid="005bf3c0"/>
    </style:style>
    <style:style style:name="T32" style:family="text">
      <style:text-properties officeooo:rsid="0060ad24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70afe6" style:font-weight-asian="bold" style:font-weight-complex="bold"/>
    </style:style>
    <style:style style:name="T35" style:family="text">
      <style:text-properties fo:font-weight="bold" officeooo:rsid="006ebbdc" style:font-weight-asian="bold" style:font-weight-complex="bold"/>
    </style:style>
    <style:style style:name="T36" style:family="text">
      <style:text-properties fo:font-weight="bold" officeooo:rsid="0073f712" style:font-weight-asian="bold" style:font-weight-complex="bold"/>
    </style:style>
    <style:style style:name="T37" style:family="text">
      <style:text-properties fo:font-weight="bold" officeooo:rsid="0046340e" style:font-weight-asian="bold" style:font-weight-complex="bold"/>
    </style:style>
    <style:style style:name="T38" style:family="text">
      <style:text-properties fo:font-weight="bold" officeooo:rsid="004872c1" style:font-weight-asian="bold" style:font-weight-complex="bold"/>
    </style:style>
    <style:style style:name="T39" style:family="text">
      <style:text-properties fo:font-weight="bold" officeooo:rsid="00762d07" style:font-weight-asian="bold" style:font-weight-complex="bold"/>
    </style:style>
    <style:style style:name="T40" style:family="text">
      <style:text-properties fo:font-weight="bold" officeooo:rsid="007a195c" style:font-weight-asian="bold" style:font-weight-complex="bold"/>
    </style:style>
    <style:style style:name="T41" style:family="text">
      <style:text-properties officeooo:rsid="00681a7f"/>
    </style:style>
    <style:style style:name="T42" style:family="text">
      <style:text-properties officeooo:rsid="006ebbdc"/>
    </style:style>
    <style:style style:name="T43" style:family="text">
      <style:text-properties officeooo:rsid="0070afe6"/>
    </style:style>
    <style:style style:name="T44" style:family="text">
      <style:text-properties officeooo:rsid="0073f712"/>
    </style:style>
    <style:style style:name="T45" style:family="text">
      <style:text-properties officeooo:rsid="0046340e"/>
    </style:style>
    <style:style style:name="T46" style:family="text">
      <style:text-properties officeooo:rsid="00762d07"/>
    </style:style>
    <style:style style:name="T47" style:family="text">
      <style:text-properties officeooo:rsid="00777a2d"/>
    </style:style>
    <style:style style:name="T48" style:family="text">
      <style:text-properties officeooo:rsid="0077b5e3"/>
    </style:style>
    <style:style style:name="T49" style:family="text">
      <style:text-properties fo:color="#c9211e" loext:opacity="100%" fo:font-weight="bold" officeooo:rsid="007a195c" style:font-weight-asian="bold" style:font-weight-complex="bold"/>
    </style:style>
    <style:style style:name="T50" style:family="text">
      <style:text-properties fo:color="#c9211e" loext:opacity="100%" style:text-line-through-style="none" style:text-line-through-type="none" style:font-name="DejaVu Sans Condensed" fo:font-size="12pt" fo:font-weight="bold" officeooo:rsid="007a195c" style:font-size-asian="12pt" style:font-weight-asian="bold" style:font-size-complex="12pt" style:font-weight-complex="bold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fo:font-weight="bold" style:font-weight-asian="bold" style:font-weight-complex="bold"/>
    </style:style>
    <style:style style:name="T53" style:family="text">
      <style:text-properties officeooo:rsid="007e4b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3</text:span><text:span text:style-name="T14">0</text:span><text:span text:style-name="T6">1 - </text:span><text:span text:style-name="T17">Flight </text:span><text:span text:style-name="T7">- </text:span><text:span text:style-name="T9">Takeoff, </text:span><text:span text:style-name="T10">Landing</text:span></text:p>
      <text:p text:style-name="P1"/>
      <text:p text:style-name="P2">Takeoff</text:p>
      <text:list xml:id="list675328142" text:style-name="L2">
        <text:list-item>
          <text:p text:style-name="P8"><text:span text:style-name="T28">When lined up on runway, </text:span><text:span text:style-name="T2">Nose gear brake lever</text:span><text:span text:style-name="T18"> ... </text:span><text:span text:style-name="T12">ON</text:span><text:span text:style-name="T27"> (horizontal) (left upper instrument panel)</text:span></text:p>
        </text:list-item>
        <text:list-item>
          <text:p text:style-name="P20"><text:span text:style-name="T32">(optional) </text:span><text:span text:style-name="T33">Emergency Afterburner switch</text:span> ... <text:span text:style-name="T33">ON</text:span> (right in front of the throttle)<text:span text:style-name="T44"> (</text:span><text:span text:style-name="T36">Front Thumb button</text:span><text:span text:style-name="T44"> </text:span><text:span text:style-name="T47">to toggle</text:span><text:span text:style-name="T44">)</text:span></text:p>
        </text:list-item>
        <text:list-item>
          <text:p text:style-name="P21">If using SPRD-99, rockets will fire automatically at 120-150 kph and burn for 7 seconds.</text:p>
        </text:list-item>
        <text:list-item>
          <text:p text:style-name="P9"><text:span text:style-name="T19">R</text:span><text:span text:style-name="T18">otate around 250 </text:span><text:span text:style-name="T20">kph??</text:span></text:p>
        </text:list-item>
        <text:list-item>
          <text:p text:style-name="P10"><text:span text:style-name="T18">D</text:span><text:span text:style-name="T20">on't exceed 300 kph or risk tire burst?? <text:s/></text:span><text:span text:style-name="T23">(official manual says takeoff at 350 to 360 kph or 360 to 380 in another place...)</text:span></text:p>
        </text:list-item>
        <text:list-item>
          <text:p text:style-name="P23">Gear up, Flaps up, <text:span text:style-name="T49">ATTENTION:</text:span><text:span text:style-name="T40"> </text:span><text:span text:style-name="T52">Landing gear handle to neutral</text:span><text:span text:style-name="T51"> (</text:span><text:span text:style-name="T52">Shift T5 up</text:span><text:span text:style-name="T51">).</text:span></text:p>
        </text:list-item>
      </text:list>
      <text:list xml:id="list2020623515" text:style-name="L3">
        <text:list-item>
          <text:list>
            <text:list-item>
              <text:p text:style-name="P11"><text:span text:style-name="T50">WARNING</text:span><text:span text:style-name="T29"> If you don't set the gear handle to neutral, you'll lose all your pneumatic pressure and have no brakes.</text:span></text:p>
            </text:list-item>
          </text:list>
        </text:list-item>
      </text:list>
      <text:list xml:id="list174426404148618" text:continue-list="list675328142" text:style-name="L2">
        <text:list-item>
          <text:p text:style-name="P21">If using SPRD-99, jettison rockets with red guarded countermeasures button under throttle grip, hold for 1 second.</text:p>
        </text:list-item>
      </text:list>
      <text:p text:style-name="P4"/>
      <text:p text:style-name="P3">Landing -- <text:span text:style-name="T41">Fast and shallow!</text:span></text:p>
      <text:list xml:id="list3071356968" text:style-name="L4">
        <text:list-item>
          <text:p text:style-name="P22">Under <text:span text:style-name="T33">500 kph</text:span>, <text:span text:style-name="T33">gear down</text:span>.</text:p>
        </text:list-item>
        <text:list-item>
          <text:p text:style-name="P22">Under <text:span text:style-name="T33">380 kph</text:span>, <text:span text:style-name="T33">flaps full down</text:span>.</text:p>
        </text:list-item>
      </text:list>
      <text:list xml:id="list2631779354" text:style-name="L5">
        <text:list-item>
          <text:list>
            <text:list-item>
              <text:p text:style-name="P12"><text:span text:style-name="T50">WARNING</text:span><text:span text:style-name="T29"> Do not lower flaps above 430 kph or you'll lose all your hydraulic pressure within about 13 seconds.</text:span></text:p>
            </text:list-item>
          </text:list>
        </text:list-item>
      </text:list>
      <text:list xml:id="list174427269437641" text:continue-list="list3071356968" text:style-name="L4">
        <text:list-item>
          <text:p text:style-name="P22">Minimum speed <text:span text:style-name="T33">340 kph</text:span>, retract airbrake.</text:p>
        </text:list-item>
        <text:list-item>
          <text:p text:style-name="P22">Touchdown at <text:span text:style-name="T33">330 kph or less, 5 degrees AOA (use AOA gauge)</text:span>.</text:p>
        </text:list-item>
        <text:list-item>
          <text:p text:style-name="P22">Deploy drag chute with <text:span text:style-name="T33">Shift-T5 down</text:span>.</text:p>
        </text:list-item>
        <text:list-item>
          <text:p text:style-name="P22">Cut drag chute with <text:span text:style-name="T33">Shift-T6 up</text:span> to open cover, <text:span text:style-name="T33">Shift-T6 down</text:span> to cut.</text:p>
        </text:list-item>
      </text:list>
      <text:p text:style-name="P13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0T17:44:25.603000000</dc:date>
    <meta:editing-duration>PT16H18M51S</meta:editing-duration>
    <meta:editing-cycles>10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8" meta:word-count="220" meta:character-count="1206" meta:non-whitespace-character-count="1018"/>
  </office:meta>
</office:document-meta>
</file>